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06d0" officeooo:paragraph-rsid="001406d0"/>
    </style:style>
    <style:style style:name="P2" style:family="paragraph" style:parent-style-name="Standard">
      <style:text-properties officeooo:rsid="0015e146" officeooo:paragraph-rsid="0015e146"/>
    </style:style>
    <style:style style:name="P3" style:family="paragraph" style:parent-style-name="Standard">
      <style:text-properties officeooo:rsid="00175007" officeooo:paragraph-rsid="00175007"/>
    </style:style>
    <style:style style:name="P4" style:family="paragraph" style:parent-style-name="Standard">
      <style:text-properties officeooo:rsid="00179ca2" officeooo:paragraph-rsid="00179ca2"/>
    </style:style>
    <style:style style:name="T1" style:family="text">
      <style:text-properties officeooo:rsid="0016f634"/>
    </style:style>
    <style:style style:name="T2" style:family="text">
      <style:text-properties officeooo:rsid="001750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vue de Code </text:p>
      <text:p text:style-name="P1"/>
      <text:p text:style-name="P1"/>
      <text:p text:style-name="P1">META-INF → contex.xml = permet de définir le chemin relatif du projet </text:p>
      <text:p text:style-name="P1"/>
      <text:p text:style-name="P1"/>
      <text:p text:style-name="P1">WEB-INF → jspf <text:span text:style-name="T2">=</text:span> les <text:span text:style-name="T1">différences</text:span> pages pour afficher l'ensemble des pages en fonction du type de <text:span text:style-name="T2">résultat</text:span> demander dans le advancedSearch.jsp</text:p>
      <text:p text:style-name="P1"/>
      <text:p text:style-name="P1"/>
      <text:p text:style-name="P2">web.xml = système de définition de la configuration du projet les parametre clients serveur </text:p>
      <text:p text:style-name="P2"/>
      <text:p text:style-name="P3">glassfish-web.xml = problème de cross domaine donc pas utiliser juste </text:p>
      <text:p text:style-name="P2"/>
      <text:p text:style-name="P3">intro.js-js.1.0.0 = librairie pour le tutoriel pas de variable global pour les liens librairies donc il ne faut pas deplacer dans un repertoire librairie </text:p>
      <text:p text:style-name="P3"/>
      <text:p text:style-name="P3"/>
      <text:p text:style-name="P3">reveald = libraire pour le développement de construction de requête graphique : non utilisé donc possible de supprimer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hassouni </meta:initial-creator>
    <meta:creation-date>2016-10-04T21:08:42.135656413</meta:creation-date>
    <dc:date>2016-10-05T16:19:04.193723428</dc:date>
    <dc:creator>elhassouni </dc:creator>
    <meta:editing-duration>PT30M21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7" meta:word-count="103" meta:character-count="660" meta:non-whitespace-character-count="558"/>
  </office:meta>
</office:document-meta>
</file>